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" svg:font-family="Times"/>
    <style:font-face style:name="Verdana" svg:font-family="Verdan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Serif" fo:font-weight="bold" style:font-weight-asian="bold" style:font-weight-complex="bold"/>
    </style:style>
    <style:style style:name="P3" style:family="paragraph" style:parent-style-name="Standard">
      <style:paragraph-properties fo:line-height="100%"/>
      <style:text-properties style:font-name="DejaVu Serif"/>
    </style:style>
    <style:style style:name="P4" style:family="paragraph" style:parent-style-name="Standard">
      <style:paragraph-properties fo:line-height="100%" fo:text-align="justify" style:justify-single-word="false"/>
      <style:text-properties style:font-name="DejaVu Serif"/>
    </style:style>
    <style:style style:name="P5" style:family="paragraph" style:parent-style-name="Heading_20_1">
      <style:paragraph-properties fo:line-height="100%"/>
      <style:text-properties style:font-name="DejaVu Serif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 style:list-style-name="L4">
      <style:text-properties fo:font-style="normal" style:font-style-asian="normal" style:font-style-complex="normal"/>
    </style:style>
    <style:style style:name="P8" style:family="paragraph" style:parent-style-name="Text_20_body" style:list-style-name="L4"/>
    <style:style style:name="P9" style:family="paragraph" style:parent-style-name="Text_20_body" style:list-style-name="L6"/>
    <style:style style:name="P10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por Kaléu Caminha</text:p>
      <text:h text:style-name="P5" text:outline-level="1">14 Padrões Pedagógicos</text:h>
      <text:p text:style-name="P2">Joseph Bergin</text:p>
      <text:p text:style-name="P3"/>
      <text:p text:style-name="P6">Este trabalho apresenta catorze padrões pedagógicos para o desenvolvimento de cursos na área da Ciência da Computação. Os padrões possuem vários níveis de aplicação, desde a organização geral de um curso até mesmo práticas em sala de aula. </text:p>
      <text:p text:style-name="P6">Os padrões são apresentados em ordem de escala, iniciando pelos que envolvem o planejamento de cursos semestrais até atividades diárias em salas de aula.</text:p>
      <text:h text:style-name="Heading_20_2" text:outline-level="2">1 Pássaro da Manhã / O Mais Importante Primeiro / (Early Bird)</text:h>
      <text:p text:style-name="P6">O curso é organizado de modo que o mais importante deve ser apresentado primeiro (e frequentemente), e caso isto seja impossível, o quanto antes. Por exemplo, se funções for mais importante que estruturas <text:span text:style-name="T2">if</text:span>, ensine funções primeiro, se objetos são mais importantes que funções, ensine objetos primeiro.</text:p>
      <text:p text:style-name="P6">Esta prática é importante porque os estudantes geralmente se lembram melhor do que viram primeiro e é importante que eles percebam desde o início a ideia principal do curso.</text:p>
      <text:p text:style-name="P6">Alguns exemplos são:</text:p>
      <text:list xml:id="list32315279" text:style-name="L4">
        <text:list-item>
          <text:p text:style-name="P7">Ensinar objetos primeiro;</text:p>
        </text:list-item>
        <text:list-item>
          <text:p text:style-name="P7">Ensinar projeto primeiro;</text:p>
        </text:list-item>
        <text:list-item>
          <text:p text:style-name="P7">Ensinar concorrência primeiro em sistemas operacionais;</text:p>
        </text:list-item>
        <text:list-item>
          <text:p text:style-name="P7">Ensinar requisitos de usuário primeiro em Banco de Dados;</text:p>
        </text:list-item>
        <text:list-item>
          <text:p text:style-name="P8"><text:span text:style-name="T1">Ensinar recursão antes de </text:span><text:span text:style-name="T2">loops</text:span><text:span text:style-name="T1">;</text:span></text:p>
        </text:list-item>
      </text:list>
      <text:h text:style-name="Heading_20_2" text:outline-level="2"><text:span text:style-name="T1">2 Espiral (Spiral)</text:span></text:h>
      <text:p text:style-name="Text_20_body"><text:span text:style-name="T1">Quando um conteúdo é trabalhado em sua ordem lógica, o instrutor precisa entrar em muitos detalhes, tornando o ensino desgastante para os estudantes.</text:span></text:p>
      <text:p text:style-name="Text_20_body"><text:span text:style-name="T1">Uma solução é trabalhar os conteúdos em fragmentos que permitam que o estudante resolva um determinado problema, posteriormente, mais fragmentos são trabalhados de modo a resolver outros problemas, e assim, sucessivamente, trabalhando o mesmo conteúdo mas em nível de detalhe crescente.</text:span></text:p>
      <text:p text:style-name="Text_20_body"><text:span text:style-name="T1">Deste modo, desde cedo o estudante é empoderado a construir aplicações.</text:span></text:p>
      <text:h text:style-name="Heading_20_2" text:outline-level="2"><text:span text:style-name="T1">3 Metáfora Consistente (Consistent Mataphor)</text:span></text:h>
      <text:p text:style-name="Text_20_body"><text:span text:style-name="T1">Ao ensinar tópicos complexos, é importante utilizar metáforas cuja base seja conhecida pelos estudantes, de modo que ele tenham clareza sobre como o sistema deve se comportar e possam fazer conexões dos novos conceitos com conceitos que já são bem conhecidos por eles.</text:span></text:p>
      <text:h text:style-name="Heading_20_2" text:outline-level="2">4 Caixa de Brinquedos (Toy Box)</text:h>
      <text:p text:style-name="Text_20_body">O objetivo deste padrão é permitir que desde cedo os estudantes possam entrar em contato com o conhecimento da área do curso através de ferramentas pedagógicas ilustrativas, os brinquedos.</text:p>
      <text:p text:style-name="Text_20_body">Estes brinquedos podem ser classes que abstraem parte da complexidade envolvida no <text:soft-page-break/>desenvolvimento de um software de maior escala, ferramentas que tornam a programação mais acessível, ou qualquer outro tipo de artefato que permita que os estudantes desenvolvam projetos maiores e mais interessantes.</text:p>
      <text:p text:style-name="Text_20_body">Um dos requisitos deste padrão é que os instrutores precisam preparar o material e ter tempo disponível para que os estudantes explorem os recursos disponibilizados.</text:p>
      <text:h text:style-name="Heading_20_2" text:outline-level="2">5 Caixa de Ferramentas (Tool Box)</text:h>
      <text:p text:style-name="Text_20_body">Desde o início do curso os estudantes desenvolvem ferramentas que lhes serão úteis em fases avançadas do curso, funcionando também como ensino de reuso de software.</text:p>
      <text:p text:style-name="Text_20_body">Os exercícios do curso devem ter diversos níveis e nos níveis iniciais os estudantes são estimulados a discutir e desenvolver seus componentes. É importante também que o projeto de software para reuso seja discutido e apresentado o quanto antes pelo instrutor.</text:p>
      <text:p text:style-name="Text_20_body">Estes componentes desenvolvidos pelos alunos podem ser complementados por bibliotecas fornecidas pelo instrutor. Um bom exemplo da aplicação deste padrão é o uso de elementos construídos em disciplinas de estruturas de dados.</text:p>
      <text:h text:style-name="Heading_20_2" text:outline-level="2">6 Disposição da Terra (Lay of the Land)</text:h>
      <text:p text:style-name="Text_20_body">Os estudantes devem examinar um artefato do domínio que estão estudando de maior complexidade, de modo a ver a imagem real de um produto na sua área de atuação.</text:p>
      <text:p text:style-name="Text_20_body">Isto permite que eles façam conexões das diversas partes do sistema com os concteúdos que estão aprendendo, situando cada um deles no contexto de uma aplicação real.</text:p>
      <text:p text:style-name="Text_20_body">Exemplos podem ser:</text:p>
      <text:list xml:id="list34337867" text:style-name="L6">
        <text:list-item>
          <text:p text:style-name="P9">Um software com várias classes interagindo em Orientação a Objetos;</text:p>
        </text:list-item>
        <text:list-item>
          <text:p text:style-name="P9">Um modelo entidade relacionamento com diversos relacionamentos em um curso de bases de dados;</text:p>
        </text:list-item>
        <text:list-item>
          <text:p text:style-name="P9">O projeto completo de um software em um curso de projeto orientado a objetos.</text:p>
        </text:list-item>
      </text:list>
      <text:p text:style-name="Text_20_body">É importante que o artefato seja algo semelhante ao que o instrutor deseja que o estudante desenvolva ao final do curso. É essencial também, que o artefato tenha um design e utilize os conceitos do curso de forma excelente.</text:p>
      <text:p text:style-name="Text_20_body">Assim, as diversas partes do artefato a suas interações podem ser examinadas pelos estudantes e posteriormente utilizadas como exemplo de um determinado conceito do curso.</text:p>
      <text:h text:style-name="Heading_20_2" text:outline-level="2">7 Corrigir para cima (Fixer Upper)</text:h>
      <text:p text:style-name="Text_20_body">Neste padrão, um artefato de grande porte é oferecido aos alunos com falhas cuidadosamente preparadas. Este padrão permite o ensino de novos conceitos e da análise e correção de erros.</text:p>
      <text:p text:style-name="Text_20_body">As falhas devem ser óbvias para a maioria dos leitores, contendo uma ou duas falhas de maior complexidade.</text:p>
      <text:p text:style-name="Text_20_body">A origem do nome do padrão vem da expressão “Fixxer Upper” que representa uma casa vendida em condições ruins, de modo que o comprador precisará repará-la após a compra. </text:p>
      <text:h text:style-name="Heading_20_2" text:outline-level="2">8 Maior que a Vida (Larger than Life)</text:h>
      <text:p text:style-name="Text_20_body">Em cursos de literatura, sociologia e história por exemplo, é comum que os estudantes trabalhem com textos que eles não teriam condições de criar.</text:p>
      <text:p text:style-name="Text_20_body"><text:soft-page-break/>E como ler é mais fácil do que escrever, este padrão fala sobre usar artefatos de software de maior complexidade e bem escritos como exemplos a serem copiados. </text:p>
      <text:p text:style-name="Text_20_body">Esta é uma forma de estimular o conhecimento sobre o desenvolvimento de softwares reais que os estudantes ainda não teriam condições de projetar e desenvolver.</text:p>
      <text:p text:style-name="Text_20_body">Um exemplo são bibliotecas padrão das linguagens de programação atuais.</text:p>
      <text:h text:style-name="Heading_20_2" text:outline-level="2">9 Sprint de Projeto dos Estudantes (Student Design Sprint)</text:h>
      <text:p text:style-name="Text_20_body">Ensinar a projetar softwares é hoje reconhecido como necessidade por muitos instrutores. Este padrão sugere o uso de atividades que permitam que os estudantes projetem soluções para problemas, recebam feedback, projetem novamente, recebam novo feedback, e assim sucessivamente.</text:p>
      <text:p text:style-name="Text_20_body">Um exemplo de atividade é separar os alunos em grupos de dois ou três e solicitar o projeto para um determinado problema. Ao final, são levantadas questões que não podem ser respondidas com um design inadequado e os estudantes são organizados em grupos de 4 ou 5 de modo que cada grupo tem pelo menos duas propostas de projeto. Eles são desafiados a criarem uma nova proposta, ao final, mais questões podem ser levantadas e alguns projetos discutidos. O processo pode continuar enquanto o professor desejar.</text:p>
      <text:h text:style-name="Heading_20_2" text:outline-level="2">10 Engano (Mistake)</text:h>
      <text:p text:style-name="Text_20_body">Os estudantes são estimulados a criarem artefatos com erros propositais, de modo a ensiná-los como reconhecer erros e suas consequências.</text:p>
      <text:p text:style-name="Text_20_body">Todos cometemos erros, profissionais experientes geralmente conseguem reconhecer um erro quando visualizam as consequências de um, estudantes não sabem reconhecer estes erros. </text:p>
      <text:h text:style-name="Heading_20_2" text:outline-level="2">11 Canal de Teste (Test Tube)</text:h>
      <text:p text:style-name="Text_20_body">Também conhecido como “teste e veja”, este padrão força que os estudantes testem suas próprias perguntas para questões do tipo “O que aconteceria se eu..”. Desde que exista acesso a um computador, eles podem testar suas hipóteses.</text:p>
      <text:p text:style-name="Text_20_body">É importante que o instrutor forneça listas de exercícios levando em conta as principais dúvidas apresentadas colocando em diversos pontos questões do tipo “O que aconteceria se você...”.</text:p>
      <text:p text:style-name="Text_20_body">Isto pode ser usado para testar as regras de sintaxe de uma linguagem por exemplo e/ou o uso de operadores.</text:p>
      <text:p text:style-name="Text_20_body">Um bom exemplo é o ensino de <text:span text:style-name="T2">loops</text:span>, onde a simples mudança de algumas variáveis podem gerar impressões na tela diferentes, de 1 até 10 ou mesmo um <text:span text:style-name="T2">loop</text:span> infinito.</text:p>
      <text:h text:style-name="Heading_20_2" text:outline-level="2">12 Preencha as Lacunas (Fill in the Blanks)</text:h>
      <text:p text:style-name="Text_20_body">É muito difícil e o tempo gasto seria muito alto para estudantes iniciantes desenvolverem softwares complexos, porém, o que eles podem fazer com as habilidades iniciais geralmente é muito chato.</text:p>
      <text:p text:style-name="Text_20_body">A solução proposta é disponibilizar um software complexo que os estudantes possam analisar e deixar pequenas lacunas no software a serem implementadas pelos alunos com os conhecimentos que possuem. Um exemplo simples é uma definição de classe em Java onde o corpo de um método foi deixado em branco.</text:p>
      <text:h text:style-name="Heading_20_2" text:outline-level="2"><text:soft-page-break/>13 Estrela de Ouro (Gold Star)</text:h>
      <text:p text:style-name="Text_20_body">Os estudantes devem ser recompensados pelo que eles fazem bem e jamais os deprecia por ainda não terem atingido as competências almejadas.</text:p>
      <text:h text:style-name="Heading_20_2" text:outline-level="2">14 Avalie isto novamente <text:span text:style-name="T2">Sam</text:span> (Grade it again Sam)</text:h>
      <text:p text:style-name="Text_20_body">Permita que trabalhos e atividades sejam enviados posteriormente para reavaliação. Isso estimula os estudantes a criarem erros e os motiva a melhorarem seus trabalhos para melhorar suas notas.</text:p>
      <text:p text:style-name="P10"/>
      <text:p text:style-name="Text_20_body"/>
      <text:p text:style-name="Standard">BERGIN, Joseph. <text:span text:style-name="Strong_20_Emphasis">Fourteen Pedagogical Patterns. </text:span>Pace University. Disponível em: &lt;http://csis.pace.edu/~bergin/PedPat1.3.html&gt;. Acesso em: 10 jun. 2012.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" svg:font-family="Times"/>
    <style:font-face style:name="Verdana" svg:font-family="Verdan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-0.041cm" fo:margin-right="0cm" fo:margin-top="0.42cm" fo:margin-bottom="0.109cm" fo:text-align="center" style:justify-single-word="false" fo:text-indent="0.041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4T22:34:02.87</meta:creation-date>
    <dc:date>2012-06-10T16:34:37.78</dc:date>
    <meta:editing-duration>PT7H40M2S</meta:editing-duration>
    <meta:editing-cycles>35</meta:editing-cycles>
    <meta:generator>LibreOffice/3.5$Windows_x86 LibreOffice_project/7e68ba2-a744ebf-1f241b7-c506db1-7d53735</meta:generator>
    <meta:document-statistic meta:table-count="0" meta:image-count="0" meta:object-count="0" meta:page-count="4" meta:paragraph-count="65" meta:word-count="1343" meta:character-count="8479" meta:non-whitespace-character-count="7203"/>
  </office:meta>
</office:document-meta>
</file>